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solid" draw:fill-color="#c0c0c0" draw:opacity="50%"/>
      <style:text-properties style:font-name="Liberation Sans1" fo:font-size="1pt"/>
    </style:style>
    <style:style style:name="gr1" style:family="graphic">
      <style:graphic-properties draw:stroke="none" draw:fill="solid" draw:fill-color="#c0c0c0" draw:opacity="50%" draw:auto-grow-height="false" draw:auto-grow-width="false" fo:min-height="1.1744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.2429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7866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1.1744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7866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.2429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0" draw:name="PowerPlusWaterMarkObject" draw:style-name="Mgr1" draw:text-style-name="MP1" svg:width="6.6925in" svg:height="1.174in" draw:transform="rotate (0.785398163397448) translate (0.565277777777778in 6.9111821959755in)"><text:p>TOP SECRE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1" draw:name="PowerPlusWaterMarkObject" draw:style-name="Mgr1" draw:text-style-name="MP1" svg:width="6.6925in" svg:height="1.174in" draw:transform="rotate (0.785398163397448)"><text:p>TOP SECRE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2" draw:name="PowerPlusWaterMarkObject" draw:style-name="Mgr1" draw:text-style-name="MP1" svg:width="6.6925in" svg:height="1.174in" draw:transform="rotate (0.785398163397448)"><text:p>TOP SECRE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3" draw:name="PowerPlusWaterMarkObject" draw:style-name="Mgr1" draw:text-style-name="MP1" svg:width="6.6925in" svg:height="1.174in" draw:transform="rotate (0.785398163397448)"><text:p>TOP SECRE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4" draw:name="PowerPlusWaterMarkObject" draw:style-name="Mgr2" draw:text-style-name="MP1" svg:width="4.4878in" svg:height="0.7862in" draw:transform="skewX (8.17567484713408E-017) rotate (0.785398163397448)"><text:p>TOP SECRE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5" draw:name="PowerPlusWaterMarkObject" draw:style-name="Mgr1" draw:text-style-name="MP1" svg:width="6.6925in" svg:height="1.174in" draw:transform="rotate (0.785398163397448)"><text:p>TOP SECRE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6" draw:name="PowerPlusWaterMarkObject" draw:style-name="Mgr3" draw:text-style-name="MP1" svg:width="7.0862in" svg:height="1.2425in" draw:transform="rotate (0.785398163397448)"><text:p>TOP SECRE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7" draw:name="PowerPlusWaterMarkObject" draw:style-name="Mgr1" draw:text-style-name="MP1" svg:width="6.6925in" svg:height="1.174in" draw:transform="rotate (0.785398163397448)"><text:p>TOP SECRE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8" draw:name="PowerPlusWaterMarkObject" draw:style-name="Mgr1" draw:text-style-name="MP1" svg:width="6.6925in" svg:height="1.174in" draw:transform="rotate (0.785398163397448)"><text:p>TOP SECRE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9" draw:name="PowerPlusWaterMarkObject" draw:style-name="Mgr1" draw:text-style-name="MP1" svg:width="6.6925in" svg:height="1.174in" draw:transform="rotate (0.785398163397448)"><text:p>TOP SECRET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8:58:32.682520255</meta:creation-date>
    <dc:date>2022-11-28T18:59:02.092689127</dc:date>
    <meta:editing-duration>PT3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